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a74" officeooo:paragraph-rsid="001dca74"/>
    </style:style>
    <style:style style:name="P2" style:family="paragraph" style:parent-style-name="Standard">
      <style:text-properties officeooo:rsid="001dca74" officeooo:paragraph-rsid="001f82f1"/>
    </style:style>
    <style:style style:name="P3" style:family="paragraph" style:parent-style-name="Standard">
      <style:text-properties officeooo:rsid="001dca74" officeooo:paragraph-rsid="001ff4bc"/>
    </style:style>
    <style:style style:name="P4" style:family="paragraph" style:parent-style-name="Standard">
      <style:text-properties officeooo:rsid="001f82f1" officeooo:paragraph-rsid="001f82f1"/>
    </style:style>
    <style:style style:name="P5" style:family="paragraph" style:parent-style-name="Standard">
      <style:text-properties officeooo:rsid="001ff4bc" officeooo:paragraph-rsid="001ff4bc"/>
    </style:style>
    <style:style style:name="P6" style:family="paragraph" style:parent-style-name="Standard">
      <style:text-properties officeooo:rsid="002e0c0b" officeooo:paragraph-rsid="002e0c0b"/>
    </style:style>
    <style:style style:name="P7" style:family="paragraph" style:parent-style-name="Standard">
      <style:text-properties officeooo:rsid="002e0c0b" officeooo:paragraph-rsid="00408852"/>
    </style:style>
    <style:style style:name="P8" style:family="paragraph" style:parent-style-name="Standard">
      <style:text-properties officeooo:rsid="002eba3d" officeooo:paragraph-rsid="002eba3d"/>
    </style:style>
    <style:style style:name="P9" style:family="paragraph" style:parent-style-name="Standard">
      <style:text-properties officeooo:rsid="003128cf" officeooo:paragraph-rsid="003128cf"/>
    </style:style>
    <style:style style:name="P10" style:family="paragraph" style:parent-style-name="Standard">
      <style:text-properties officeooo:rsid="0032f9e2" officeooo:paragraph-rsid="0032f9e2"/>
    </style:style>
    <style:style style:name="P11" style:family="paragraph" style:parent-style-name="Standard">
      <style:text-properties officeooo:rsid="003adbc9" officeooo:paragraph-rsid="003adbc9"/>
    </style:style>
    <style:style style:name="P12" style:family="paragraph" style:parent-style-name="Standard">
      <style:text-properties fo:color="#000000" style:font-name="DejaVu Sans Mono" fo:font-size="9.10000038146973pt" officeooo:paragraph-rsid="003adbc9"/>
    </style:style>
    <style:style style:name="P13" style:family="paragraph" style:parent-style-name="Standard">
      <style:text-properties fo:color="#000000" style:font-name="Liberation Serif" fo:font-size="12pt" officeooo:rsid="00475883" officeooo:paragraph-rsid="00475883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527785" officeooo:paragraph-rsid="00527785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paragraph-rsid="00475883"/>
    </style:style>
    <style:style style:name="P16" style:family="paragraph" style:parent-style-name="Standard">
      <style:text-properties officeooo:rsid="003d055f" officeooo:paragraph-rsid="003d055f"/>
    </style:style>
    <style:style style:name="P17" style:family="paragraph" style:parent-style-name="Standard">
      <style:text-properties officeooo:paragraph-rsid="003e6c56"/>
    </style:style>
    <style:style style:name="P18" style:family="paragraph" style:parent-style-name="Standard">
      <style:text-properties officeooo:rsid="00413fa2" officeooo:paragraph-rsid="00413fa2"/>
    </style:style>
    <style:style style:name="P19" style:family="paragraph" style:parent-style-name="Standard">
      <style:text-properties officeooo:paragraph-rsid="0041d29e"/>
    </style:style>
    <style:style style:name="P20" style:family="paragraph" style:parent-style-name="Standard">
      <style:text-properties officeooo:paragraph-rsid="00439e0b"/>
    </style:style>
    <style:style style:name="P21" style:family="paragraph" style:parent-style-name="Standard">
      <style:text-properties officeooo:rsid="00439e0b" officeooo:paragraph-rsid="00439e0b"/>
    </style:style>
    <style:style style:name="P22" style:family="paragraph" style:parent-style-name="Standard">
      <style:text-properties officeooo:rsid="0044aca8" officeooo:paragraph-rsid="0044aca8"/>
    </style:style>
    <style:style style:name="P23" style:family="paragraph" style:parent-style-name="Standard">
      <style:text-properties officeooo:paragraph-rsid="004681f4"/>
    </style:style>
    <style:style style:name="P24" style:family="paragraph" style:parent-style-name="Standard">
      <style:text-properties officeooo:rsid="00486121" officeooo:paragraph-rsid="00486121"/>
    </style:style>
    <style:style style:name="P25" style:family="paragraph" style:parent-style-name="Standard">
      <style:text-properties officeooo:rsid="004a4544" officeooo:paragraph-rsid="004a4544"/>
    </style:style>
    <style:style style:name="P26" style:family="paragraph" style:parent-style-name="Standard">
      <style:text-properties officeooo:rsid="004cf11a" officeooo:paragraph-rsid="004cf11a"/>
    </style:style>
    <style:style style:name="P27" style:family="paragraph" style:parent-style-name="Standard">
      <style:text-properties officeooo:rsid="004eead4" officeooo:paragraph-rsid="004eead4"/>
    </style:style>
    <style:style style:name="P28" style:family="paragraph" style:parent-style-name="Standard">
      <style:text-properties officeooo:rsid="0050955b" officeooo:paragraph-rsid="0050955b"/>
    </style:style>
    <style:style style:name="P29" style:family="paragraph" style:parent-style-name="Standard">
      <style:text-properties officeooo:rsid="0050955b" officeooo:paragraph-rsid="00527785"/>
    </style:style>
    <style:style style:name="P30" style:family="paragraph" style:parent-style-name="Preformatted_20_Text">
      <style:text-properties fo:color="#a9b7c6" style:font-name="DejaVu Sans Mono" fo:font-size="9.10000038146973pt" officeooo:paragraph-rsid="003adbc9"/>
    </style:style>
    <style:style style:name="P31" style:family="paragraph" style:parent-style-name="Preformatted_20_Text">
      <style:text-properties fo:color="#000000" style:font-name="Liberation Serif" fo:font-size="12pt" officeooo:paragraph-rsid="00439e0b" style:font-size-asian="12pt" style:font-size-complex="12pt"/>
    </style:style>
    <style:style style:name="P32" style:family="paragraph" style:parent-style-name="Preformatted_20_Text">
      <style:text-properties fo:color="#000000" style:font-name="Liberation Serif" fo:font-size="12pt" officeooo:rsid="004681f4" officeooo:paragraph-rsid="004681f4" style:font-size-asian="12pt" style:font-size-complex="12pt"/>
    </style:style>
    <style:style style:name="P33" style:family="paragraph" style:parent-style-name="Preformatted_20_Text">
      <style:text-properties fo:color="#000000" style:font-name="Liberation Serif" fo:font-size="12pt" officeooo:rsid="00486121" officeooo:paragraph-rsid="00486121" style:font-size-asian="12pt" style:font-size-complex="12pt"/>
    </style:style>
    <style:style style:name="P34" style:family="paragraph" style:parent-style-name="Preformatted_20_Text">
      <style:text-properties fo:color="#000000" style:font-name="Liberation Serif" fo:font-size="12pt" officeooo:rsid="004eead4" officeooo:paragraph-rsid="004eead4" style:font-size-asian="12pt" style:font-size-complex="12pt"/>
    </style:style>
    <style:style style:name="P35" style:family="paragraph" style:parent-style-name="Preformatted_20_Text">
      <style:text-properties fo:color="#000000" style:font-name="Liberation Serif" fo:font-size="12pt" officeooo:rsid="00475883" officeooo:paragraph-rsid="00475883" style:font-size-asian="12pt" style:font-size-complex="12pt"/>
    </style:style>
    <style:style style:name="P36" style:family="paragraph" style:parent-style-name="Preformatted_20_Text">
      <style:text-properties fo:color="#000000" style:font-name="Liberation Serif" fo:font-size="12pt" officeooo:paragraph-rsid="004eead4"/>
    </style:style>
    <style:style style:name="P37" style:family="paragraph" style:parent-style-name="Standard">
      <style:text-properties officeooo:rsid="004f1b95" officeooo:paragraph-rsid="004f1b95"/>
    </style:style>
    <style:style style:name="P38" style:family="paragraph" style:parent-style-name="Standard">
      <style:text-properties officeooo:paragraph-rsid="0057c46f"/>
    </style:style>
    <style:style style:name="P39" style:family="paragraph" style:parent-style-name="Standard">
      <style:text-properties fo:color="#000000" style:font-name="Liberation Serif" fo:font-size="12pt" officeooo:rsid="0057c46f" officeooo:paragraph-rsid="0057c46f" style:font-size-asian="12pt" style:font-size-complex="12pt"/>
    </style:style>
    <style:style style:name="P40" style:family="paragraph" style:parent-style-name="Preformatted_20_Text">
      <style:text-properties fo:color="#000000" style:font-name="Liberation Serif" fo:font-size="12pt" officeooo:rsid="0057c46f" officeooo:paragraph-rsid="0057c46f" style:font-size-asian="12pt" style:font-size-complex="12pt"/>
    </style:style>
    <style:style style:name="P41" style:family="paragraph" style:parent-style-name="Preformatted_20_Text">
      <style:text-properties fo:color="#000000" style:font-name="Liberation Serif" fo:font-size="12pt" officeooo:paragraph-rsid="0057c46f"/>
    </style:style>
    <style:style style:name="P42" style:family="paragraph" style:parent-style-name="Preformatted_20_Text">
      <style:text-properties fo:color="#000000" style:font-name="Liberation Serif" fo:font-size="12pt" officeooo:rsid="0057cbb8" officeooo:paragraph-rsid="0057cbb8"/>
    </style:style>
    <style:style style:name="T1" style:family="text">
      <style:text-properties officeooo:rsid="001f82f1"/>
    </style:style>
    <style:style style:name="T2" style:family="text">
      <style:text-properties officeooo:rsid="001ff4bc"/>
    </style:style>
    <style:style style:name="T3" style:family="text">
      <style:text-properties officeooo:rsid="002995f6"/>
    </style:style>
    <style:style style:name="T4" style:family="text">
      <style:text-properties officeooo:rsid="002ef419"/>
    </style:style>
    <style:style style:name="T5" style:family="text">
      <style:text-properties officeooo:rsid="003128cf"/>
    </style:style>
    <style:style style:name="T6" style:family="text">
      <style:text-properties fo:color="#000000"/>
    </style:style>
    <style:style style:name="T7" style:family="text">
      <style:text-properties fo:color="#000000" style:font-name="Liberation Serif" fo:font-size="12pt" style:font-size-asian="12pt" style:font-size-complex="12pt"/>
    </style:style>
    <style:style style:name="T8" style:family="text">
      <style:text-properties fo:color="#000000" style:font-name="Liberation Serif" fo:font-size="12pt" officeooo:rsid="00527785" style:font-size-asian="12pt" style:font-size-complex="12pt"/>
    </style:style>
    <style:style style:name="T9" style:family="text">
      <style:text-properties fo:color="#000000" style:font-name="DejaVu Sans Mono" fo:font-size="9pt"/>
    </style:style>
    <style:style style:name="T10" style:family="text">
      <style:text-properties fo:color="#000000" style:font-name="Liberation Serif" fo:font-size="9pt"/>
    </style:style>
    <style:style style:name="T11" style:family="text">
      <style:text-properties fo:color="#000000" style:font-name="Liberation Serif" fo:font-size="12pt" style:font-size-asian="12pt" style:font-size-complex="12pt"/>
    </style:style>
    <style:style style:name="T12" style:family="text">
      <style:text-properties fo:color="#6a8759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6a8759" fo:font-size="9pt"/>
    </style:style>
    <style:style style:name="T15" style:family="text">
      <style:text-properties fo:color="#6a8759" style:font-size-asian="12pt" style:font-size-complex="12pt"/>
    </style:style>
    <style:style style:name="T16" style:family="text">
      <style:text-properties officeooo:rsid="001dca74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3e6c56"/>
    </style:style>
    <style:style style:name="T19" style:family="text">
      <style:text-properties style:font-name="Liberation Serif" officeooo:rsid="00408852"/>
    </style:style>
    <style:style style:name="T20" style:family="text">
      <style:text-properties style:font-name="Liberation Serif" fo:background-color="transparent" loext:char-shading-value="0" style:font-size-asian="12pt" style:font-size-complex="12pt"/>
    </style:style>
    <style:style style:name="T21" style:family="text">
      <style:text-properties officeooo:rsid="0041d29e"/>
    </style:style>
    <style:style style:name="T22" style:family="text">
      <style:text-properties officeooo:rsid="004681f4"/>
    </style:style>
    <style:style style:name="T23" style:family="text">
      <style:text-properties style:font-size-asian="12pt" style:font-size-complex="12pt"/>
    </style:style>
    <style:style style:name="T24" style:family="text">
      <style:text-properties officeooo:rsid="004eead4" style:font-size-asian="12pt" style:font-size-complex="12pt"/>
    </style:style>
    <style:style style:name="T25" style:family="text">
      <style:text-properties officeooo:rsid="00475883" style:font-size-asian="12pt" style:font-size-complex="12pt"/>
    </style:style>
    <style:style style:name="T26" style:family="text">
      <style:text-properties officeooo:rsid="0057c46f" style:font-size-asian="12pt" style:font-size-complex="12pt"/>
    </style:style>
    <style:style style:name="T27" style:family="text">
      <style:text-properties officeooo:rsid="00551cf0"/>
    </style:style>
    <style:style style:name="T28" style:family="text">
      <style:text-properties officeooo:rsid="0057c46f"/>
    </style:style>
    <style:style style:name="T29" style:family="text">
      <style:text-properties style:font-name="DejaVu Sans Mono" fo:font-size="9pt"/>
    </style:style>
    <style:style style:name="T30" style:family="text">
      <style:text-properties fo:font-size="9pt"/>
    </style:style>
    <style:style style:name="T31" style:family="text">
      <style:text-properties fo:color="#a9b7c6" style:font-name="DejaVu Sans Mono" fo:font-size="9pt"/>
    </style:style>
    <style:style style:name="T32" style:family="text">
      <style:text-properties fo:color="#a9b7c6" fo:font-size="9pt"/>
    </style:style>
    <style:style style:name="T33" style:family="text">
      <style:text-properties fo:color="#a9b7c6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==1.11.8</text:p>
      <text:p text:style-name="P1">django-bootstrap3</text:p>
      <text:p text:style-name="P1">MySQL-python ERROR code 1 (supports python 2.2-3.3) installed mysqlclient instead </text:p>
      <text:p text:style-name="P1">django-bootstrap</text:p>
      <text:p text:style-name="P17"><text:span text:style-name="T16">python-ldap ERROR code 1 <text:s/>(error solved after upgrading setuptools using command </text:span><text:span text:style-name="Source_20_Text"><text:span text:style-name="T17">pip3 install --upgrade setuptools</text:span></text:span><text:span text:style-name="T18">) <text:s/></text:span></text:p>
      <text:p text:style-name="P1">python-dateutil</text:p>
      <text:p text:style-name="P1">tabulate</text:p>
      <text:p text:style-name="P1">ipaddress</text:p>
      <text:p text:style-name="P1">python-novaclient</text:p>
      <text:p text:style-name="P1">python-neutronclient</text:p>
      <text:p text:style-name="P1">python-glanceclient (error solved upgrading pip to 10.0.1)</text:p>
      <text:p text:style-name="P1">APScheduler</text:p>
      <text:p text:style-name="P1">paramiko=<text:span text:style-name="T4">=</text:span>2.2.1</text:p>
      <text:p text:style-name="P1">pywinrm (error solved upgrading pip to 10.0.1)</text:p>
      <text:p text:style-name="P1">python-keystoneclient</text:p>
      <text:p text:style-name="P1">keystoneauth1</text:p>
      <text:p text:style-name="P1">cryptography==1.9</text:p>
      <text:p text:style-name="P1">six==1.10.0 already installed in python 3.5</text:p>
      <text:p text:style-name="P1">pyvmomi</text:p>
      <text:p text:style-name="P1">PyMySQL</text:p>
      <text:p text:style-name="P1">django-reset-migrations</text:p>
      <text:p text:style-name="P1">constants</text:p>
      <text:p text:style-name="P1"/>
      <text:p text:style-name="P1">errors:</text:p>
      <text:p text:style-name="P1">1. File "/home/gsc-30185/Downloads/serviceonline (2)/service_online/urls.py", line 37</text:p>
      <text:p text:style-name="P1"><text:s text:c="4"/>print "!!!scheduler already started, DO NOTHING"</text:p>
      <text:p text:style-name="P1"><text:s text:c="51"/>^</text:p>
      <text:p text:style-name="P1">SyntaxError: Missing parentheses in call to 'print'</text:p>
      <text:p text:style-name="P4">comment: Added paranthesis</text:p>
      <text:p text:style-name="P1"/>
      <text:p text:style-name="P1">2. File "/home/gsc-30185/Downloads/serviceonline (2)/service_online/urls.py", line 43</text:p>
      <text:p text:style-name="P1"><text:s text:c="4"/>scheduler.add_job(expiry_reminder.reminder_expiry, 'cron', day="*", hour=06, minute=00)</text:p>
      <text:p text:style-name="P1"><text:s text:c="78"/>^</text:p>
      <text:p text:style-name="P1">SyntaxError: invalid token</text:p>
      <text:p text:style-name="P1"/>
      <text:p text:style-name="P1"><text:span text:style-name="T1">comment: </text:span>leading zeroes are not allowed in python3 so remove<text:span text:style-name="T3">d</text:span> leading zeroes</text:p>
      <text:p text:style-name="P1"/>
      <text:p text:style-name="P1">3. <text:s text:c="2"/>from lib.active_directory import active_directory as ad</text:p>
      <text:p text:style-name="P1"><text:s text:c="2"/>File "/home/gsc-30185/Downloads/serviceonline (2)/lib/active_directory/active_directory.py", line 98</text:p>
      <text:p text:style-name="P1"><text:s text:c="4"/>except ldap.LDAPError, e:</text:p>
      <text:p text:style-name="P1"><text:s text:c="25"/>^</text:p>
      <text:p text:style-name="P1">SyntaxError: invalid syntax</text:p>
      <text:p text:style-name="P1">Syntax not supported in python 3.5</text:p>
      <text:p text:style-name="P1"/>
      <text:p text:style-name="P2">comment: assigned <text:span text:style-name="T1"><text:s/></text:span>LDAPError <text:span text:style-name="T1">to e in a separate line</text:span></text:p>
      <text:p text:style-name="P1"/>
      <text:p text:style-name="P3">4. <text:span text:style-name="T2"><text:s text:c="2"/>from lib.active_directory import active_directory as ad</text:span></text:p>
      <text:p text:style-name="P5"><text:s text:c="2"/>File "/home/gsc-30185/Downloads/serviceonline (2)/lib/active_directory/active_directory.py", line 5, in &lt;module&gt;</text:p>
      <text:p text:style-name="P5"><text:s text:c="4"/>import ldap</text:p>
      <text:p text:style-name="P5"><text:soft-page-break/>ImportError: No module named 'ldap'</text:p>
      <text:p text:style-name="P7">Comment: <text:span text:style-name="T16">error solved after upgrading setuptools using command </text:span><text:span text:style-name="Source_20_Text"><text:span text:style-name="T17">pip3 install --upgrade setuptools</text:span></text:span><text:span text:style-name="Source_20_Text"><text:span text:style-name="T18"> </text:span></text:span><text:span text:style-name="Source_20_Text"><text:span text:style-name="T19">and then using command pip3 install python-ldap to install python-ldap</text:span></text:span></text:p>
      <text:p text:style-name="P6"/>
      <text:p text:style-name="P6">5. File "/home/gsc-30185/Downloads/serviceonline (2)/service_online/urls.py", line 18, in &lt;module&gt;</text:p>
      <text:p text:style-name="P6"><text:s text:c="4"/>from core import views as core_views</text:p>
      <text:p text:style-name="P6"><text:s text:c="2"/>File "/home/gsc-30185/Downloads/serviceonline (2)/core/views.py", line 12, in &lt;module&gt;</text:p>
      <text:p text:style-name="P6"><text:s text:c="4"/>import sol_email</text:p>
      <text:p text:style-name="P6">ImportError: No module named 'sol_email'</text:p>
      <text:p text:style-name="P6">Comment: added core.sol_email in import statement</text:p>
      <text:p text:style-name="P8">same error in expiry_reminder.py file and vm_deletion.py file</text:p>
      <text:p text:style-name="P8"/>
      <text:p text:style-name="P9">6. File "/home/gsc-30185/Downloads/serviceonline (2)/core/views.py", line 85, in logout</text:p>
      <text:p text:style-name="P9"><text:s text:c="4"/>for key in request.session.keys():</text:p>
      <text:p text:style-name="P9">RuntimeError: dictionary changed size during iteration</text:p>
      <text:p text:style-name="P10">comment: Solved error by converting <text:span text:style-name="T5">request.session.keys() </text:span>to list(<text:span text:style-name="T5">request.session.keys()</text:span>) as <text:span text:style-name="T5">request.session.keys() </text:span>returns a list in python 2 but not in python 3</text:p>
      <text:p text:style-name="P10"/>
      <text:p text:style-name="P11">7. <text:s/>File "/usr/lib/python3.5/base64.py", line 59, in b64encode</text:p>
      <text:p text:style-name="P11"><text:s text:c="4"/>encoded = binascii.b2a_base64(s)[:-1]</text:p>
      <text:p text:style-name="P11">TypeError: a bytes-like object is required, not 'str'</text:p>
      <text:p text:style-name="P11">comment : python 3 requires string to be encoded should be passed in byte format for </text:p>
      <text:p text:style-name="P30"><text:span text:style-name="T6">base64.urlsafe_b64encode(</text:span><text:span text:style-name="T12">""</text:span><text:span text:style-name="T6">.join(enc).as_string().encode())</text:span></text:p>
      <text:p text:style-name="P12"/>
      <text:p text:style-name="P16">8. File "/home/gsc-30185/Downloads/serviceonline (2)/core/views.py", line 140, in create_user</text:p>
      <text:p text:style-name="P16"><text:s text:c="4"/>return list_sol_users(request, error_message=e.message)</text:p>
      <text:p text:style-name="P16">AttributeError: 'AttributeError' object has no attribute 'message'</text:p>
      <text:p text:style-name="P18"/>
      <text:p text:style-name="P18"/>
      <text:p text:style-name="P20"><text:span text:style-name="T21">9. </text:span><text:span text:style-name="T7">File "/home/gsc-30185/Downloads/serviceonline (2)/core/services.py", line 55, in decode</text:span></text:p>
      <text:p text:style-name="P31">dec_c = chr((256 + ord(cipher[i]) - ord(key_c)) % 256)</text:p>
      <text:p text:style-name="P31">TypeError: ord() expected string of length 1, but int found</text:p>
      <text:p text:style-name="P21">Comment: convert cipher to string using str(cipher)</text:p>
      <text:p text:style-name="P21"/>
      <text:p text:style-name="P22">10. File "/home/gsc-30185/Downloads/serviceonline (2)/lib/active_directory/active_directory.py", line 210, in ldap_connection</text:p>
      <text:p text:style-name="P22"><text:s text:c="4"/>if 'desc' in e.message:</text:p>
      <text:p text:style-name="P22">AttributeError: 'LDAPError' object has no attribute 'message'</text:p>
      <text:p text:style-name="P27">comment: Change e.message to e</text:p>
      <text:p text:style-name="P24"/>
      <text:p text:style-name="P22"/>
      <text:p text:style-name="P23"><text:span text:style-name="T22">11. </text:span><text:span text:style-name="T7">File "/home/gsc-30185/Downloads/serviceonline (2)/lib/active_directory/active_directory.py", line 210, in ldap_connection</text:span></text:p>
      <text:p text:style-name="P32">if 'desc' in e:</text:p>
      <text:p text:style-name="P32">TypeError: argument of type 'LDAPError' is not iterable</text:p>
      <text:p text:style-name="P36"><text:span text:style-name="T24">comment: replace if statement by </text:span><text:span text:style-name="T20">e = str(e) + "(" + host + ")"</text:span></text:p>
      <text:p text:style-name="P33"/>
      <text:p text:style-name="P15"><text:span text:style-name="T25">12. </text:span><text:span text:style-name="T23">File "/home/gsc-30185/Downloads/serviceonline (2)/lib/active_directory/active_directory.py", line 213, in ldap_connection</text:span></text:p>
      <text:p text:style-name="P13">raise e</text:p>
      <text:p text:style-name="P35">TypeError: exceptions must derive from BaseException</text:p>
      <text:p text:style-name="P34">comment: Change raise e to Exception(e)</text:p>
      <text:p text:style-name="P25"><text:soft-page-break/></text:p>
      <text:p text:style-name="P19"/>
      <text:p text:style-name="P26">13.File "/home/gsc-30185/Downloads/serviceonline (2)/lib/active_directory/active_directory.py", line 213, in ldap_connection</text:p>
      <text:p text:style-name="P26"><text:s text:c="4"/>raise Exception(e)</text:p>
      <text:p text:style-name="P26">Exception: (0, 'Error')(172.29.21.5 <text:s/>)</text:p>
      <text:p text:style-name="P28">Comment: Remove spaces in ldap uri, </text:p>
      <text:p text:style-name="P28"/>
      <text:p text:style-name="P29">14.<text:span text:style-name="T8">Traceback (most recent call last):</text:span></text:p>
      <text:p text:style-name="P14"><text:s text:c="2"/>File "/home/gsc-30185/Downloads/serviceonline_2/lib/active_directory/active_directory.py", line 78, in retrieve_user_details</text:p>
      <text:p text:style-name="P14"><text:s text:c="4"/>result_type, result_data = conn.result(ldap_result_id, 0)</text:p>
      <text:p text:style-name="P14"><text:s text:c="2"/>File "/usr/local/lib/python3.5/dist-packages/ldap/ldapobject.py", line 738, in result</text:p>
      <text:p text:style-name="P14"><text:s text:c="4"/>resp_type, resp_data, resp_msgid = self.result2(msgid,all,timeout)</text:p>
      <text:p text:style-name="P14"><text:s text:c="2"/>File "/usr/local/lib/python3.5/dist-packages/ldap/ldapobject.py", line 742, in result2</text:p>
      <text:p text:style-name="P14"><text:s text:c="4"/>resp_type, resp_data, resp_msgid, resp_ctrls = self.result3(msgid,all,timeout)</text:p>
      <text:p text:style-name="P14"><text:s text:c="2"/>File "/usr/local/lib/python3.5/dist-packages/ldap/ldapobject.py", line 749, in result3</text:p>
      <text:p text:style-name="P14"><text:s text:c="4"/>resp_ctrl_classes=resp_ctrl_classes</text:p>
      <text:p text:style-name="P14"><text:s text:c="2"/>File "/usr/local/lib/python3.5/dist-packages/ldap/ldapobject.py", line 756, in result4</text:p>
      <text:p text:style-name="P14"><text:s text:c="4"/>ldap_result = self._ldap_call(self._l.result4,msgid,all,timeout,add_ctrls,add_intermediates,add_extop)</text:p>
      <text:p text:style-name="P14"><text:s text:c="2"/>File "/usr/local/lib/python3.5/dist-packages/ldap/ldapobject.py", line 329, in _ldap_call</text:p>
      <text:p text:style-name="P14"><text:s text:c="4"/>reraise(exc_type, exc_value, exc_traceback)</text:p>
      <text:p text:style-name="P14"><text:s text:c="2"/>File "/usr/local/lib/python3.5/dist-packages/ldap/compat.py", line 44, in reraise</text:p>
      <text:p text:style-name="P14"><text:s text:c="4"/>raise exc_value</text:p>
      <text:p text:style-name="P14"><text:s text:c="2"/>File "/usr/local/lib/python3.5/dist-packages/ldap/ldapobject.py", line 313, in _ldap_call</text:p>
      <text:p text:style-name="P14"><text:s text:c="4"/>result = func(*args,**kwargs)</text:p>
      <text:p text:style-name="P14">ldap.OPERATIONS_ERROR: {'info': '000004DC: LdapErr: DSID-0C09079A, comment: In order to perform this operation a successful bind must be completed on the connection., data 0, v23f0', 'desc': 'Operations error'}</text:p>
      <text:p text:style-name="P14"/>
      <text:p text:style-name="P14">Comment: Check whether proper passwo<text:span text:style-name="T27">rd and details are passed to ldap_connection</text:span></text:p>
      <text:p text:style-name="P37"/>
      <text:p text:style-name="P38"><text:span text:style-name="T28">15. </text:span><text:span text:style-name="T7">File "/home/gsc-30185/Downloads/serviceonline_2/core/views.py", line 134, in create_user</text:span></text:p>
      <text:p text:style-name="P40">user_detail = ad.retrieve_user_details(db_service.get_auth_ad(), request.POST["id"])</text:p>
      <text:p text:style-name="P40">File "/home/gsc-30185/Downloads/serviceonline_2/lib/active_directory/active_directory.py", line 100, in retrieve_user_details</text:p>
      <text:p text:style-name="P40">raise ActiveDirectoryException(message="User not found, please check user id.")</text:p>
      <text:p text:style-name="P40">exception.active_directory_exception.ActiveDirectoryException: User not found, please check user id.</text:p>
      <text:p text:style-name="P40"/>
      <text:p text:style-name="P41"><text:span text:style-name="T26">Comment: commented the regex code and added decode </text:span><text:span text:style-name="T23">temp_dict['sAMAccountName']</text:span><text:span text:style-name="T26">[0]</text:span><text:span text:style-name="T23"> </text:span><text:span text:style-name="T26">to get proper user id to compare it to the user id.</text:span></text:p>
      <text:p text:style-name="P41"><text:span text:style-name="T26"/></text:p>
      <text:p text:style-name="P42"><text:span text:style-name="T26">1</text:span><text:span text:style-name="T23">6. Traceback (most recent call last):</text:span></text:p>
      <text:p text:style-name="P42"><text:span text:style-name="T23"><text:s text:c="2"/>File "/home/gsc-30185/Desktop/py3SOL/ServiceOnline/lib/active_directory/active_directory.py", line 131, in create_user</text:span></text:p>
      <text:p text:style-name="P42"><text:span text:style-name="T23"><text:s text:c="4"/>execute_script_winrm(active_directory, script)</text:span></text:p>
      <text:p text:style-name="P42"><text:span text:style-name="T23"><text:s text:c="2"/>File "/home/gsc-30185/Desktop/py3SOL/ServiceOnline/lib/active_directory/active_directory.py", line 259, in execute_script_winrm</text:span></text:p>
      <text:p text:style-name="P42"><text:span text:style-name="T23"><text:s text:c="4"/>raise e</text:span></text:p>
      <text:p text:style-name="P42"><text:soft-page-break/><text:span text:style-name="T23"><text:s text:c="2"/>File "/home/gsc-30185/Desktop/py3SOL/ServiceOnline/lib/active_directory/active_directory.py", line 253, in execute_script_winrm</text:span></text:p>
      <text:p text:style-name="P42"><text:span text:style-name="T23"><text:s text:c="4"/>output = s.run_ps(script)</text:span></text:p>
      <text:p text:style-name="P42"><text:span text:style-name="T23"><text:s text:c="2"/>File "/usr/local/lib/python3.5/dist-packages/winrm/__init__.py", line 54, in run_ps</text:span></text:p>
      <text:p text:style-name="P42"><text:span text:style-name="T23"><text:s text:c="4"/>rs.std_err = self._clean_error_msg(rs.std_err)</text:span></text:p>
      <text:p text:style-name="P42"><text:span text:style-name="T23"><text:s text:c="2"/>File "/usr/local/lib/python3.5/dist-packages/winrm/__init__.py", line 62, in _clean_error_msg</text:span></text:p>
      <text:p text:style-name="P42"><text:span text:style-name="T23"><text:s text:c="4"/>if msg.startswith("#&lt; CLIXML\r\n"):</text:span></text:p>
      <text:p text:style-name="P42"><text:span text:style-name="T23">TypeError: startswith first arg must be bytes or a tuple of bytes, not str</text:span></text:p>
      <text:p text:style-name="P4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5:25:57.967600794</meta:creation-date>
    <dc:date>2018-06-21T18:30:58.990266872</dc:date>
    <meta:editing-duration>PT6H25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4" meta:paragraph-count="121" meta:word-count="695" meta:character-count="7377" meta:non-whitespace-character-count="6510"/>
  </office:meta>
</office:document-meta>
</file>